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student-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student-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On-campus Student Housing Facilitie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5">
            <text:p>5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student-h" style:display-name="PageStyle_hate-crimes-on-campus-student-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